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fo:break-before="auto" fo:break-after="auto" style:writing-mode="lr-tb"/>
    </style:style>
    <style:style style:name="P2" style:family="paragraph" style:parent-style-name="Standard">
      <style:paragraph-properties fo:line-height="100%" fo:text-align="center" style:justify-single-word="false" fo:break-before="auto" fo:break-after="auto" style:writing-mode="lr-tb"/>
    </style:style>
    <style:style style:name="P3" style:family="paragraph" style:parent-style-name="Standard">
      <style:paragraph-properties fo:line-height="100%" fo:text-align="start" style:justify-single-word="false" fo:break-before="auto" fo:break-after="auto" style:writing-mode="lr-tb"/>
    </style:style>
    <style:style style:name="P4" style:family="paragraph" style:parent-style-name="Standard">
      <style:paragraph-properties fo:line-height="100%" fo:break-before="auto" fo:break-after="auto" style:writing-mode="lr-tb">
        <style:tab-stops>
          <style:tab-stop style:position="0.751cm"/>
          <style:tab-stop style:position="1.501cm"/>
        </style:tab-stops>
      </style:paragraph-properties>
    </style:style>
    <style:style style:name="P5" style:family="paragraph" style:parent-style-name="Standard">
      <style:paragraph-properties fo:line-height="100%" fo:text-align="center" style:justify-single-word="false" fo:break-before="auto" fo:break-after="auto" style:writing-mode="lr-tb"/>
      <style:text-properties fo:font-weight="bold" style:font-weight-asian="bold" style:font-weight-complex="bold"/>
    </style:style>
    <style:style style:name="P6" style:family="paragraph" style:parent-style-name="Standard">
      <style:paragraph-properties fo:line-height="100%" fo:break-before="auto" fo:break-after="auto" style:writing-mode="lr-tb"/>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7" style:family="paragraph" style:parent-style-name="Standard">
      <style:paragraph-properties fo:margin-left="0.501cm" fo:margin-right="0cm" fo:line-height="100%" fo:text-align="center" style:justify-single-word="false" fo:text-indent="0cm" style:auto-text-indent="false" fo:break-before="auto" fo:break-after="auto" style:writing-mode="lr-tb"/>
      <style:text-properties style:text-underline-style="solid" style:text-underline-width="auto" style:text-underline-color="font-color" fo:font-weight="bold" style:font-weight-asian="bold" style:font-weight-complex="bold"/>
    </style:style>
    <style:style style:name="P8" style:family="paragraph" style:parent-style-name="Standard">
      <style:paragraph-properties fo:margin-left="0.501cm" fo:margin-right="0cm" fo:line-height="100%" fo:text-indent="0cm" style:auto-text-indent="false" fo:break-before="auto" fo:break-after="auto" style:writing-mode="lr-tb"/>
    </style:style>
    <style:style style:name="P9" style:family="paragraph" style:parent-style-name="Standard">
      <style:paragraph-properties fo:margin-left="0.501cm" fo:margin-right="0cm" fo:line-height="100%" fo:text-align="center" style:justify-single-word="false" fo:text-indent="0cm" style:auto-text-indent="false" fo:break-before="auto" fo:break-after="auto" style:writing-mode="lr-tb"/>
    </style:style>
    <style:style style:name="P10" style:family="paragraph" style:parent-style-name="Standard">
      <style:paragraph-properties fo:margin-left="0.501cm" fo:margin-right="0cm" fo:line-height="100%" fo:text-align="center" style:justify-single-word="false" fo:text-indent="0cm" style:auto-text-indent="false" fo:break-before="auto" fo:break-after="auto" style:writing-mode="lr-tb"/>
      <style:text-properties fo:font-weight="bold" style:font-weight-asian="bold" style:font-weight-complex="bold"/>
    </style:style>
    <style:style style:name="P11" style:family="paragraph" style:parent-style-name="Standard">
      <style:paragraph-properties fo:margin-left="0.501cm" fo:margin-right="0cm" fo:line-height="100%" fo:text-indent="0cm" style:auto-text-indent="false" fo:break-before="auto" fo:break-after="auto" style:writing-mode="lr-tb"/>
      <style:text-properties fo:font-size="11pt" style:font-size-asian="11pt" style:font-size-complex="11pt"/>
    </style:style>
    <style:style style:name="P12" style:family="paragraph" style:parent-style-name="Standard">
      <style:paragraph-properties fo:margin-left="0cm" fo:margin-right="0cm" fo:margin-top="0cm" fo:margin-bottom="0cm" style:contextual-spacing="false" fo:line-height="100%" fo:text-align="justify" style:justify-single-word="false" fo:text-indent="0cm" style:auto-text-indent="false" fo:break-before="auto" fo:break-after="auto" style:writing-mode="lr-tb"/>
    </style:style>
    <style:style style:name="P13" style:family="paragraph" style:parent-style-name="Standard">
      <style:paragraph-properties fo:margin-left="0cm" fo:margin-right="0cm" fo:line-height="100%" fo:text-indent="1.249cm" style:auto-text-indent="false" fo:break-before="auto" fo:break-after="auto" style:writing-mode="lr-tb"/>
    </style:style>
    <style:style style:name="P14" style:family="paragraph" style:parent-style-name="Standard">
      <style:paragraph-properties fo:margin-left="0cm" fo:margin-right="0cm" fo:margin-top="0cm" fo:margin-bottom="0cm" style:contextual-spacing="false" fo:line-height="100%" fo:text-align="justify" style:justify-single-word="false" fo:text-indent="1.249cm" style:auto-text-indent="false" fo:break-before="auto" fo:break-after="auto" style:writing-mode="lr-tb"/>
    </style:style>
    <style:style style:name="P15" style:family="paragraph" style:parent-style-name="Standard">
      <style:paragraph-properties fo:margin-top="0.423cm" fo:margin-bottom="0cm" style:contextual-spacing="false" fo:line-height="100%" fo:break-before="auto" fo:break-after="auto" style:writing-mode="lr-tb"/>
    </style:style>
    <style:style style:name="P16" style:family="paragraph" style:parent-style-name="Standard" style:master-page-name="Standard">
      <style:paragraph-properties fo:line-height="100%" fo:text-align="center" style:justify-single-word="false" style:page-number="auto" fo:break-before="auto" fo:break-after="auto" style:writing-mode="lr-tb"/>
    </style:style>
    <style:style style:name="P17" style:family="paragraph" style:parent-style-name="Standard" style:list-style-name="LS1">
      <style:paragraph-properties fo:margin-top="0cm" fo:margin-bottom="0cm" style:contextual-spacing="false" fo:line-height="100%" fo:break-before="auto" fo:break-after="auto" style:writing-mode="lr-tb"/>
    </style:style>
    <style:style style:name="P18" style:family="paragraph" style:parent-style-name="Standard" style:list-style-name="LS2">
      <style:paragraph-properties fo:margin-top="0cm" fo:margin-bottom="0cm" style:contextual-spacing="false" fo:line-height="100%" fo:break-before="auto" fo:break-after="auto" style:writing-mode="lr-tb"/>
    </style:style>
    <style:style style:name="P19" style:family="paragraph" style:parent-style-name="Standard">
      <style:paragraph-properties fo:line-height="100%" fo:break-before="auto" fo:break-after="auto" style:writing-mode="lr-tb"/>
      <style:text-properties officeooo:rsid="001a7489" officeooo:paragraph-rsid="001a7489"/>
    </style:style>
    <style:style style:name="P20" style:family="paragraph" style:parent-style-name="Standard">
      <style:paragraph-properties fo:line-height="100%" fo:break-before="auto" fo:break-after="auto" style:writing-mode="lr-tb"/>
      <style:text-properties officeooo:paragraph-rsid="001b8fca"/>
    </style:style>
    <style:style style:name="P21" style:family="paragraph" style:parent-style-name="Standard">
      <style:paragraph-properties fo:line-height="100%" style:writing-mode="lr-tb"/>
      <style:text-properties officeooo:rsid="001a7489" officeooo:paragraph-rsid="001a7489"/>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5" style:family="text">
      <style:text-properties fo:font-size="11pt" style:font-size-asian="11pt" style:font-size-complex="11pt"/>
    </style:style>
    <style:style style:name="T6" style:family="text">
      <style:text-properties officeooo:rsid="001a74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2">ANEXO</text:span><text:span text:style-name="T2"> </text:span><text:span text:style-name="T2">I</text:span></text:p>
      <text:p text:style-name="P7"/>
      <text:p text:style-name="P9"><text:span text:style-name="T3">MINISTÉRIO</text:span><text:span text:style-name="T3"> </text:span><text:span text:style-name="T3">DA</text:span><text:span text:style-name="T3"> </text:span><text:span text:style-name="T3">EDUCAÇÃO</text:span></text:p>
      <text:p text:style-name="P2"><text:span text:style-name="T3">UNIVERSIDADE</text:span><text:span text:style-name="T3"> </text:span><text:span text:style-name="T3">FEDERAL</text:span><text:span text:style-name="T3"> </text:span><text:span text:style-name="T3">DO</text:span><text:span text:style-name="T3"> </text:span><text:span text:style-name="T3">RIO</text:span><text:span text:style-name="T3"> </text:span><text:span text:style-name="T3">GRANDE</text:span><text:span text:style-name="T3"> </text:span><text:span text:style-name="T3">DO</text:span><text:span text:style-name="T3"> </text:span><text:span text:style-name="T3">NORTE</text:span></text:p>
      <text:p text:style-name="P10"/>
      <text:p text:style-name="P2"><text:span text:style-name="T3">TERMO</text:span><text:span text:style-name="T3"> </text:span><text:span text:style-name="T3">DE</text:span><text:span text:style-name="T3"> </text:span><text:span text:style-name="T3">COMPROMISSO</text:span><text:span text:style-name="T3"> </text:span><text:span text:style-name="T3">DO</text:span><text:span text:style-name="T3"> </text:span><text:span text:style-name="T3">ESTAGIÁRIO</text:span><text:span text:style-name="T3"> </text:span><text:span text:style-name="T3">PARA</text:span><text:span text:style-name="T3"> </text:span><text:span text:style-name="T3">A</text:span><text:span text:style-name="T3"> </text:span><text:span text:style-name="T3">REALIZAÇÃO</text:span><text:span text:style-name="T3"> </text:span><text:span text:style-name="T3">DE</text:span><text:span text:style-name="T3"> </text:span><text:span text:style-name="T3">ESTÁGIO</text:span><text:span text:style-name="T3"> </text:span><text:span text:style-name="T3">CURRICULAR</text:span><text:span text:style-name="T3"> </text:span><text:span text:style-name="T3">SUPERVISIONADO</text:span></text:p>
      <text:p text:style-name="P5"/>
      <text:p text:style-name="P3"><text:span text:style-name="T3">(</text:span><text:span text:style-name="T3">X</text:span><text:span text:style-name="T3">) </text:span><text:span text:style-name="T3">ESTÁGIO</text:span><text:span text:style-name="T3"> </text:span><text:span text:style-name="T3">CURRICULAR</text:span><text:span text:style-name="T3"> </text:span><text:span text:style-name="T3">OBRIGATÓRIO</text:span></text:p>
      <text:p text:style-name="P3"><text:span text:style-name="T3">( <text:s text:c="3"/>) </text:span><text:span text:style-name="T3">ESTÁGIO</text:span><text:span text:style-name="T3"> </text:span><text:span text:style-name="T3">CURRICULAR</text:span><text:span text:style-name="T3"> </text:span><text:span text:style-name="T3">NÃO</text:span><text:span text:style-name="T3"> </text:span><text:span text:style-name="T3">OBRIGATÓRIO</text:span></text:p>
      <text:p text:style-name="P5"/>
      <text:p text:style-name="P5"/>
      <text:p text:style-name="P1">(O estágio será realizado na UFRN no Laboratório de Elementos do Processamento da Informação (LabEPI) localizado no CERES-Caicó. Não há necessidade de convênio)</text:p>
      <text:p text:style-name="P8"/>
      <text:p text:style-name="P8"/>
      <text:p text:style-name="P4">Pelo presente Instrumento, o(a) <text:s/>estudante <text:span text:style-name="T6">Gutto Silva Dantas de Queiróz</text:span>, do 8° Período do Curso de Bacharelado em Sistemas de Informação, matrícula <text:s/>n° <text:s/>2009059<text:span text:style-name="T6">891</text:span>, <text:s/>RG <text:s/>n° <text:span text:style-name="T6">002306283</text:span>, CPF <text:s/>n° <text:span text:style-name="T6">06755978469</text:span>, regularmente matriculado e com efetiva frequência doravante denominado ESTAGIÁRIO e Laboratório de Pesquisa LabEPI, doravante denominado CONCEDENTE, representado(a) por seu coordenador<text:span text:style-name="T1">,</text:span> o Sr. <text:s/>João Paulo de Souza Medeiros, portador do Registro Geral n° 1879099, e do CPF n° 055.311.144-27, com a interveniência obrigatória da Universidade Federal do Rio Grande do Norte, doravante denominada UFRN, neste ato representada pelo Coordenador do Curso de Bacharelado em Sistemas de Informação, Prof.(a) Taciano de Morais Silva, RG n° 2453228, CPF n° 042.048.704-22, e em conformidade com o que determina a Lei nº 11.788, de 25 de setembro de 2008, a Resolução n° 178-CONSEPE, de 22 de setembro de 1992, a Resolução nº 227/2009 – CONSEPE, de 03 de dezembro de 2009, resolvem firmar o presente Termo, mediante as seguintes cláusulas e condições:</text:p>
      <text:p text:style-name="P8"/>
      <text:p text:style-name="P8"/>
      <text:p text:style-name="P1"><text:span text:style-name="T3">CLÁUSULA PRIMEIRA -</text:span> O Estágio possibilitará ao ESTAGIÁRIO o desenvolvimento de atividades práticas relacionadas à sua área de formação acadêmica, constituindo-se componente indispensável para a integralização curricular.</text:p>
      <text:p text:style-name="P8"/>
      <text:p text:style-name="P1"><text:span text:style-name="T3">CLÁUSULA SEGUNDA – </text:span>O Estágio se realizará no(a) LabEPI, situado no CERES/Caicó da UFRN, no período de 25 de fevereiro a <text:span text:style-name="T6">02</text:span> de <text:span text:style-name="T6">maio</text:span> de 2013 correspondendo ao cumprimento da carga horária, no total de 120 horas/aula.</text:p>
      <text:p text:style-name="P1"/>
      <text:p text:style-name="P1"><text:tab/><text:span text:style-name="T2">SUBCLÁUSULA</text:span><text:span text:style-name="T2"> </text:span><text:span text:style-name="T2">PRIMEIRA</text:span> – Na modalidade de Estágio Curricular Obrigatório, o total de horas será estabelecido pela disciplina de estágio.</text:p>
      <text:p text:style-name="P1"/>
      <text:p text:style-name="P1"><text:tab/><text:span text:style-name="T2">SUBCLÁUSULA</text:span><text:span text:style-name="T2"> </text:span><text:span text:style-name="T2">SEGUNDA</text:span> – Na modalidade de Estágio Curricular Não Obrigatório, o estágio terá período mínimo de 100 (cem) horas e máximo de 02 (dois) anos.</text:p>
      <text:p text:style-name="P1"/>
      <text:p text:style-name="P1"><text:span text:style-name="T3">CLÁUSULA TERCEIRA</text:span> – A jornada de atividades do ESTAGIÁRIO será de <text:span text:style-name="T6">4</text:span> horas diárias e de <text:span text:style-name="T6">12</text:span> horas semanais, a ser cumprida de segunda a <text:span text:style-name="T6">quarta</text:span>, nos horários das <text:span text:style-name="T6">13:00</text:span> as <text:span text:style-name="T6">17</text:span>:00 horas.</text:p>
      <text:p text:style-name="P1"/>
      <text:p text:style-name="P13"><text:soft-page-break/><text:span text:style-name="T3">SUBCLÁUSULA</text:span><text:span text:style-name="T3"> </text:span><text:span text:style-name="T3">PRIMEIRA</text:span><text:span text:style-name="T3"> </text:span>– Em nenhuma hipótese o estágio poderá ser realizado concomitantemente com o horário escolar, não podendo coincidir com este no todo ou em parte. </text:p>
      <text:p text:style-name="P8"/>
      <text:p text:style-name="P8"/>
      <text:p text:style-name="P20"><text:span text:style-name="T3">CLÁUSULA QUARTA – </text:span>Durante o estágio, O ESTAGIÁRIO realizará as atividades previamente planejadas de acordo com o Plano de Atividades, constante na cláusula décima deste termo, sob a orientação do Professor Luiz Paulo Assis Barbosa, da UFRN e sob a supervisão do Sr. João Batista Borges Neto , da Concedente.</text:p>
      <text:p text:style-name="P1"/>
      <text:p text:style-name="P1"/>
      <text:p text:style-name="P1"><text:span text:style-name="T3">CLÁUSULA</text:span><text:span text:style-name="T3"> </text:span><text:span text:style-name="T3">QUINTA</text:span><text:span text:style-name="T3"> – </text:span>Durante a realização do Estágio, o ESTAGIÁRIO estará amparado contra acidentes pessoais, através da Apólice de Seguro nº 50, contrato nº 32/2010 da ROYAL &amp; SUNALLIANCE SEGUROS (BRASIL) S.A., CNPJ / MF n° 33.065.699/0001-27, no valor de R$ 10.000,00 (dez mil reais), sob a responsabilidade da UFRN, quando se tratar de Estágio Curricular Obrigatório e responsabilidade da CONCEDENTE, quando se tratar de Estágio Curricular Não Obrigatório.</text:p>
      <text:p text:style-name="P15"/>
      <text:p text:style-name="P1"><text:span text:style-name="T3">CLÁUSULA</text:span><text:span text:style-name="T3"> </text:span><text:span text:style-name="T3">SEXTA</text:span><text:span text:style-name="T3"> – </text:span>A realização do estágio não acarretará vínculo empregatício de qualquer natureza, desde que respeitado o Art. 3º da Lei 11.788/08.</text:p>
      <text:p text:style-name="P1"/>
      <text:p text:style-name="P8"/>
      <text:p text:style-name="P1"><text:span text:style-name="T3">CLÁUSULA</text:span><text:span text:style-name="T3"> </text:span><text:span text:style-name="T3">SÉTIMA</text:span><text:span text:style-name="T3"> – </text:span>O ESTAGIÁRIO se compromete a:</text:p>
      <text:p text:style-name="P8"/>
      <text:list xml:id="list16727366231" text:style-name="LS1">
        <text:list-item>
          <text:p text:style-name="P17">Realizar, com responsabilidade e esmero, as atividades que lhe forem atribuídas;</text:p>
        </text:list-item>
        <text:list-item>
          <text:p text:style-name="P17">Zelar pelos materiais, equipamentos e bens em geral do CONCEDENTE, que estejam sob os seus cuidados;</text:p>
        </text:list-item>
        <text:list-item>
          <text:p text:style-name="P17">Conhecer e cumprir os regulamentos e normas internas do CONCEDENTE, especialmente aquelas que resguardem a manutenção do sigilo das informações a que tiver acesso em decorrência do estágio;</text:p>
        </text:list-item>
        <text:list-item>
          <text:p text:style-name="P17">Apresentar, obrigatoriamente ao CONCEDENTE e à UFRN relatórios semestrais e final sobre o desenvolvimento das atividades realizadas;</text:p>
        </text:list-item>
        <text:list-item>
          <text:p text:style-name="P17">Manter conduta disciplinar de acordo com a moral e os bons costumes;</text:p>
        </text:list-item>
        <text:list-item>
          <text:p text:style-name="P17">Comunicar à CONCEDENTE e à UFRN quando houver conclusão ou interrupção do Curso;</text:p>
        </text:list-item>
        <text:list-item>
          <text:p text:style-name="P17">Responder pelas perdas e danos consequentes da inobservância das normas e condições estabelecidas neste Termo.</text:p>
        </text:list-item>
      </text:list>
      <text:p text:style-name="P1"/>
      <text:p text:style-name="P1"/>
      <text:p text:style-name="P1"><text:span text:style-name="T3">CLÁUSULA</text:span><text:span text:style-name="T3"> </text:span><text:span text:style-name="T3">OITAVA</text:span><text:span text:style-name="T3"> – </text:span>O ESTAGIÁRIO será desligado do Estágio:</text:p>
      <text:p text:style-name="P8"/>
      <text:list xml:id="list409056442" text:style-name="LS2">
        <text:list-item>
          <text:p text:style-name="P18">Automaticamente, quando do término do Estágio.</text:p>
        </text:list-item>
        <text:list-item>
          <text:p text:style-name="P18">A qualquer tempo, no interesse ou conveniência do CONCEDENTE e/ou da UFRN;</text:p>
        </text:list-item>
        <text:list-item>
          <text:p text:style-name="P18">A seu pedido;</text:p>
        </text:list-item>
        <text:list-item>
          <text:p text:style-name="P18">Por descumprimento de cláusula do Termo de Compromisso;</text:p>
        </text:list-item>
        <text:list-item>
          <text:p text:style-name="P18">Quando houver conclusão ou interrupção do curso </text:p>
        </text:list-item>
        <text:list-item>
          <text:p text:style-name="P18"><text:span text:style-name="T5">Depois</text:span><text:span text:style-name="T5"> </text:span><text:span text:style-name="T5">de</text:span><text:span text:style-name="T5"> </text:span><text:span text:style-name="T5">decorrida</text:span><text:span text:style-name="T5"> </text:span><text:span text:style-name="T5">a</text:span><text:span text:style-name="T5"> </text:span><text:span text:style-name="T5">terça</text:span><text:span text:style-name="T5"> </text:span><text:span text:style-name="T5">parte</text:span><text:span text:style-name="T5"> </text:span><text:span text:style-name="T5">do</text:span><text:span text:style-name="T5"> </text:span><text:span text:style-name="T5">tempo</text:span><text:span text:style-name="T5"> </text:span><text:span text:style-name="T5">previsto</text:span><text:span text:style-name="T5"> </text:span><text:span text:style-name="T5">para</text:span><text:span text:style-name="T5"> </text:span><text:span text:style-name="T5">a</text:span><text:span text:style-name="T5"> </text:span><text:span text:style-name="T5">duração</text:span><text:span text:style-name="T5"> </text:span><text:span text:style-name="T5">do</text:span><text:span text:style-name="T5"> </text:span><text:span text:style-name="T5">estágio</text:span><text:span text:style-name="T5">, </text:span><text:span text:style-name="T5">se</text:span><text:span text:style-name="T5"> </text:span><text:span text:style-name="T5">comprovada</text:span><text:span text:style-name="T5"> </text:span><text:span text:style-name="T5">a</text:span><text:span text:style-name="T5"> </text:span><text:span text:style-name="T5">insuficiência</text:span><text:span text:style-name="T5"> </text:span><text:span text:style-name="T5">na</text:span><text:span text:style-name="T5"> </text:span><text:span text:style-name="T5">avaliação</text:span><text:span text:style-name="T5"> </text:span><text:span text:style-name="T5">de</text:span><text:span text:style-name="T5"> </text:span><text:span text:style-name="T5">desempenho</text:span><text:span text:style-name="T5"> </text:span><text:span text:style-name="T5">no</text:span><text:span text:style-name="T5"> </text:span><text:span text:style-name="T5">órgão</text:span><text:span text:style-name="T5"> </text:span><text:span text:style-name="T5">ou</text:span><text:span text:style-name="T5"> </text:span><text:span text:style-name="T5">entidade</text:span><text:span text:style-name="T5"> </text:span><text:span text:style-name="T5">ou</text:span><text:span text:style-name="T5"> </text:span><text:span text:style-name="T5">na</text:span><text:span text:style-name="T5"> </text:span><text:span text:style-name="T5">instituição</text:span><text:span text:style-name="T5"> </text:span><text:span text:style-name="T5">de</text:span><text:span text:style-name="T5"> </text:span><text:span text:style-name="T5">ensino</text:span><text:span text:style-name="T5">;</text:span></text:p>
        </text:list-item>
        <text:list-item>
          <text:p text:style-name="P18"><text:soft-page-break/><text:span text:style-name="T5">Pelo</text:span><text:span text:style-name="T5"> </text:span><text:span text:style-name="T5">não</text:span><text:span text:style-name="T5"> </text:span><text:span text:style-name="T5">comparecimento</text:span><text:span text:style-name="T5">, </text:span><text:span text:style-name="T5">sem</text:span><text:span text:style-name="T5"> </text:span><text:span text:style-name="T5">motivo</text:span><text:span text:style-name="T5"> </text:span><text:span text:style-name="T5">justificado</text:span><text:span text:style-name="T5">, </text:span><text:span text:style-name="T5">por</text:span><text:span text:style-name="T5"> </text:span><text:span text:style-name="T5">mais</text:span><text:span text:style-name="T5"> </text:span><text:span text:style-name="T5">de</text:span><text:span text:style-name="T5"> </text:span><text:span text:style-name="T5">cinco</text:span><text:span text:style-name="T5"> </text:span><text:span text:style-name="T5">dias</text:span><text:span text:style-name="T5">, </text:span><text:span text:style-name="T5">consecutivos</text:span><text:span text:style-name="T5"> </text:span><text:span text:style-name="T5">ou</text:span><text:span text:style-name="T5"> </text:span><text:span text:style-name="T5">não</text:span><text:span text:style-name="T5">, </text:span><text:span text:style-name="T5">no</text:span><text:span text:style-name="T5"> </text:span><text:span text:style-name="T5">período</text:span><text:span text:style-name="T5"> </text:span><text:span text:style-name="T5">de</text:span><text:span text:style-name="T5"> </text:span><text:span text:style-name="T5">um</text:span><text:span text:style-name="T5"> </text:span><text:span text:style-name="T5">mês</text:span><text:span text:style-name="T5">, </text:span><text:span text:style-name="T5">ou</text:span><text:span text:style-name="T5"> </text:span><text:span text:style-name="T5">por</text:span><text:span text:style-name="T5"> </text:span><text:span text:style-name="T5">trinta</text:span><text:span text:style-name="T5"> </text:span><text:span text:style-name="T5">dias</text:span><text:span text:style-name="T5"> </text:span><text:span text:style-name="T5">durante</text:span><text:span text:style-name="T5"> </text:span><text:span text:style-name="T5">todo</text:span><text:span text:style-name="T5"> </text:span><text:span text:style-name="T5">o</text:span><text:span text:style-name="T5"> </text:span><text:span text:style-name="T5">período</text:span><text:span text:style-name="T5"> </text:span><text:span text:style-name="T5">do</text:span><text:span text:style-name="T5"> </text:span><text:span text:style-name="T5">estágio</text:span><text:span text:style-name="T5">.</text:span></text:p>
        </text:list-item>
      </text:list>
      <text:p text:style-name="P11"/>
      <text:p text:style-name="P11"/>
      <text:p text:style-name="P1"><text:span text:style-name="T3">CLÁUSULA</text:span><text:span text:style-name="T3"> </text:span><text:span text:style-name="T3">NONA</text:span><text:span text:style-name="T3"> –</text:span> Da Bolsa e Auxílio Transporte</text:p>
      <text:p text:style-name="P1"/>
      <text:p text:style-name="P1"><text:tab/>Quando se tratar de Estágio curricular Não Obrigatório ou Estágio Curricular Obrigatório Remunerado, o ESTAGIÁRIO receberá bolsa mensal no valor de R$ _____ (por extenso) e Auxílio Transporte diário, no valor de R$ _____ (por extenso), devendo respeitar o disposto na Orientação Normativa nº 07, de 30 de outubro de 2008, do Ministério de Estado do Planejamento, Orçamento e Gestão, quando o CONCEDENTE for Órgão Federal. </text:p>
      <text:p text:style-name="P1"/>
      <text:p text:style-name="P1"/>
      <text:p text:style-name="P1"><text:span text:style-name="T3">CLÁUSULA</text:span><text:span text:style-name="T3"> </text:span><text:span text:style-name="T3">DÉCIMA</text:span><text:span text:style-name="T3"> – </text:span>O ESTAGIÁRIO realizará as seguintes atividades:</text:p>
      <text:p text:style-name="P8"/>
      <text:p text:style-name="P19">1- Melhoria da usabilidade da aplicação móvel</text:p>
      <text:p text:style-name="P21">2- Gerenciamento de informações off-line</text:p>
      <text:p text:style-name="P21">3- Aprimorar a integração entre a aplicação móvel e o servidor</text:p>
      <text:p text:style-name="P1">4- Desenvolvimento de estudo de caso</text:p>
      <text:p text:style-name="P12"/>
      <text:p text:style-name="P14"><text:span text:style-name="T4">E</text:span><text:span text:style-name="T4"> </text:span><text:span text:style-name="T4">por</text:span><text:span text:style-name="T4"> </text:span><text:span text:style-name="T4">estarem</text:span><text:span text:style-name="T4"> </text:span><text:span text:style-name="T4">assim</text:span><text:span text:style-name="T4"> </text:span><text:span text:style-name="T4">justos</text:span><text:span text:style-name="T4"> </text:span><text:span text:style-name="T4">e</text:span><text:span text:style-name="T4"> </text:span><text:span text:style-name="T4">acordados</text:span><text:span text:style-name="T4">, </text:span><text:span text:style-name="T4">firmam</text:span><text:span text:style-name="T4"> </text:span><text:span text:style-name="T4">o</text:span><text:span text:style-name="T4"> </text:span><text:span text:style-name="T4">presente</text:span><text:span text:style-name="T4"> </text:span><text:span text:style-name="T4">Termo</text:span><text:span text:style-name="T4"> </text:span><text:span text:style-name="T4">de</text:span><text:span text:style-name="T4"> </text:span><text:span text:style-name="T4">Compromisso</text:span><text:span text:style-name="T4"> </text:span><text:span text:style-name="T4">em</text:span><text:span text:style-name="T4"> 03 (</text:span><text:span text:style-name="T4">três</text:span><text:span text:style-name="T4">) </text:span><text:span text:style-name="T4">vias</text:span><text:span text:style-name="T4"> </text:span><text:span text:style-name="T4">de</text:span><text:span text:style-name="T4"> </text:span><text:span text:style-name="T4">igual</text:span><text:span text:style-name="T4"> </text:span><text:span text:style-name="T4">teor</text:span><text:span text:style-name="T4"> </text:span><text:span text:style-name="T4">e</text:span><text:span text:style-name="T4"> </text:span><text:span text:style-name="T4">forma</text:span><text:span text:style-name="T4">.</text:span></text:p>
      <text:p text:style-name="P6"/>
      <text:p text:style-name="P6"/>
      <text:p text:style-name="P2">Caicó-RN, 20 de Fevereiro de 2013</text:p>
      <text:p text:style-name="P1"/>
      <text:p text:style-name="P1"/>
      <text:p text:style-name="P1"/>
      <text:p text:style-name="P2">___________________________________</text:p>
      <text:p text:style-name="P2">ESTAGIÁRIO</text:p>
      <text:p text:style-name="P1"/>
      <text:p text:style-name="P1"/>
      <text:p text:style-name="P2">___________________________________</text:p>
      <text:p text:style-name="P2">CONCEDENTE</text:p>
      <text:p text:style-name="P2"/>
      <text:p text:style-name="P2"/>
      <text:p text:style-name="P2">___________________________________</text:p>
      <text:p text:style-name="P2">SUPERVISOR DE CAMPO</text:p>
      <text:p text:style-name="P2"/>
      <text:p text:style-name="P1"/>
      <text:p text:style-name="P2">___________________________________</text:p>
      <text:p text:style-name="P2">COORDENADOR DO CURSO</text:p>
      <text:p text:style-name="P2">UFRN</text:p>
      <text:p text:style-name="P2"/>
      <text:p text:style-name="P2"/>
      <text:p text:style-name="P2">___________________________________</text:p>
      <text:p text:style-name="P2">ORIENTADOR</text:p>
      <text:p text:style-name="P2">UFR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top="0.423cm" fo:margin-bottom="0.106cm" style:contextual-spacing="false" fo:line-height="100%"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Heading_20_2" style:display-name="Heading 2" style:family="paragraph" style:parent-style-name="Standard" style:class="text">
      <style:paragraph-properties fo:margin-top="0.423cm" fo:margin-bottom="0.106cm" style:contextual-spacing="false" fo:line-height="100%" fo:break-before="auto" fo:break-after="auto" style:writing-mode="lr-tb"/>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class="text">
      <style:paragraph-properties fo:margin-top="0.423cm" fo:margin-bottom="0.106cm" style:contextual-spacing="false" fo:line-height="100%" fo:break-before="auto" fo:break-after="auto" style:writing-mode="lr-tb"/>
      <style:text-properties style:font-name="Arial" fo:font-size="13pt" fo:font-weight="bold" style:font-name-asian="Arial" style:font-size-asian="13pt" style:font-weight-asian="bold" style:font-name-complex="Arial" style:font-size-complex="13pt" style:font-weight-complex="bold"/>
    </style:style>
    <style:style style:name="Heading_20_4" style:display-name="Heading 4" style:family="paragraph" style:parent-style-name="Standard" style:class="text">
      <style:paragraph-properties fo:margin-top="0.423cm" fo:margin-bottom="0.106cm" style:contextual-spacing="false" fo:line-height="100%" fo:break-before="auto" fo:break-after="auto"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423cm" fo:margin-bottom="0.106cm" style:contextual-spacing="false" fo:line-height="100%"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423cm" fo:margin-bottom="0.106cm" style:contextual-spacing="false" fo:line-height="10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style:contextual-spacing="false" fo:line-height="100%" fo:text-align="center" style:justify-single-word="false"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Subtitle" style:family="paragraph" style:parent-style-name="Standard" style:class="chapter">
      <style:paragraph-properties fo:margin-top="0cm" fo:margin-bottom="0.106cm" style:contextual-spacing="false" fo:line-height="100%" fo:text-align="center" style:justify-single-word="false" fo:break-before="auto" fo:break-after="auto" style:writing-mode="lr-tb"/>
      <style:text-properties style:font-name="Arial" style:font-name-asian="Arial" style:font-name-complex="Arial"/>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Level1"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Level2"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Level3"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Level4"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Level5"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Level6"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Level7"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Level8"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2Level0"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2Level1"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2Level2"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2Level3"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2Level4"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2Level5"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2Level6"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2Level7"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2Level8"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a">
        <style:list-level-properties text:space-before="0.635cm"/>
      </text:list-level-style-number>
      <text:list-level-style-number text:level="2" text:style-name="List1Level1" style:num-suffix="." style:num-format="a">
        <style:list-level-properties text:space-before="1.905cm"/>
      </text:list-level-style-number>
      <text:list-level-style-number text:level="3" text:style-name="List1Level2" style:num-suffix="." style:num-format="i">
        <style:list-level-properties text:min-label-width="3.175cm" fo:text-align="end"/>
      </text:list-level-style-number>
      <text:list-level-style-number text:level="4" text:style-name="List1Level3" style:num-suffix="." style:num-format="1">
        <style:list-level-properties text:space-before="4.445cm"/>
      </text:list-level-style-number>
      <text:list-level-style-number text:level="5" text:style-name="List1Level4" style:num-suffix="." style:num-format="a">
        <style:list-level-properties text:space-before="5.715cm"/>
      </text:list-level-style-number>
      <text:list-level-style-number text:level="6" text:style-name="List1Level5" style:num-suffix="." style:num-format="i">
        <style:list-level-properties text:min-label-width="6.985cm" fo:text-align="end"/>
      </text:list-level-style-number>
      <text:list-level-style-number text:level="7" text:style-name="List1Level6" style:num-suffix="." style:num-format="1">
        <style:list-level-properties text:space-before="8.255cm"/>
      </text:list-level-style-number>
      <text:list-level-style-number text:level="8" text:style-name="List1Level7" style:num-suffix="." style:num-format="a">
        <style:list-level-properties text:space-before="9.525cm"/>
      </text:list-level-style-number>
      <text:list-level-style-number text:level="9" text:style-name="List1Level8" style:num-suffix="." style:num-format="i">
        <style:list-level-properties text:min-label-width="10.795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a">
        <style:list-level-properties text:space-before="0.635cm" text:min-label-width="1.27cm"/>
      </text:list-level-style-number>
      <text:list-level-style-number text:level="2" text:style-name="List2Level1" style:num-suffix="." style:num-format="a">
        <style:list-level-properties text:space-before="1.905cm" text:min-label-width="1.27cm"/>
      </text:list-level-style-number>
      <text:list-level-style-number text:level="3" text:style-name="List2Level2" style:num-suffix="." style:num-format="i">
        <style:list-level-properties text:min-label-width="4.445cm" text:min-label-distance="0.953cm" fo:text-align="end"/>
      </text:list-level-style-number>
      <text:list-level-style-number text:level="4" text:style-name="List2Level3" style:num-suffix="." style:num-format="1">
        <style:list-level-properties text:space-before="4.445cm" text:min-label-width="1.27cm"/>
      </text:list-level-style-number>
      <text:list-level-style-number text:level="5" text:style-name="List2Level4" style:num-suffix="." style:num-format="a">
        <style:list-level-properties text:space-before="5.715cm" text:min-label-width="1.27cm"/>
      </text:list-level-style-number>
      <text:list-level-style-number text:level="6" text:style-name="List2Level5" style:num-suffix="." style:num-format="i">
        <style:list-level-properties text:min-label-width="8.255cm" text:min-label-distance="0.953cm" fo:text-align="end"/>
      </text:list-level-style-number>
      <text:list-level-style-number text:level="7" text:style-name="List2Level6" style:num-suffix="." style:num-format="1">
        <style:list-level-properties text:space-before="8.255cm" text:min-label-width="1.27cm"/>
      </text:list-level-style-number>
      <text:list-level-style-number text:level="8" text:style-name="List2Level7" style:num-suffix="." style:num-format="a">
        <style:list-level-properties text:space-before="9.525cm" text:min-label-width="1.27cm"/>
      </text:list-level-style-number>
      <text:list-level-style-number text:level="9" text:style-name="List2Level8" style:num-suffix="." style:num-format="i">
        <style:list-level-properties text:min-label-width="12.065cm" text:min-label-distance="0.95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3.251cm" fo:margin-left="3cm" fo:margin-right="3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dc:title/>
    <meta:initial-creator/>
    <meta:editing-cycles>4</meta:editing-cycles>
    <dc:date>2013-02-20T17:01:01</dc:date>
    <meta:editing-duration>P0D</meta:editing-duration>
    <meta:document-statistic meta:table-count="0" meta:image-count="0" meta:object-count="0" meta:page-count="3" meta:paragraph-count="54" meta:word-count="919" meta:character-count="6019" meta:non-whitespace-character-count="5152"/>
  </office:meta>
</office:document-meta>
</file>